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799in" fo:margin-left="0.0049in" fo:margin-top="0in" fo:margin-bottom="0in" table:align="left" style:writing-mode="page"/>
    </style:style>
    <style:style style:name="Table1.A" style:family="table-column">
      <style:table-column-properties style:column-width="1.6243in"/>
    </style:style>
    <style:style style:name="Table1.B" style:family="table-column">
      <style:table-column-properties style:column-width="4.8556in"/>
    </style:style>
    <style:style style:name="Table1.1" style:family="table-row">
      <style:table-row-properties style:min-row-height="0.375in" fo:keep-together="auto"/>
    </style:style>
    <style:style style:name="Table1.A1" style:family="table-cell">
      <style:table-cell-properties style:vertical-align="" fo:padding-left="0.0153in" fo:padding-right="0.0153in" fo:padding-top="0.0104in" fo:padding-bottom="0.0104in" fo:border="0.75pt solid #e0e0e0"/>
    </style:style>
    <style:style style:name="Table1.A2" style:family="table-cell">
      <style:table-cell-properties style:vertical-align="" fo:padding-left="0.0153in" fo:padding-right="0.0153in" fo:padding-top="0.0104in" fo:padding-bottom="0.0104in" fo:border-left="0.75pt solid #e0e0e0" fo:border-right="0.75pt solid #e0e0e0" fo:border-top="none" fo:border-bottom="0.75pt solid #e0e0e0"/>
    </style:style>
    <style:style style:name="Table2" style:family="table">
      <style:table-properties style:width="6.4799in" fo:margin-left="0.0049in" fo:margin-top="0in" fo:margin-bottom="0in" table:align="left" style:writing-mode="page"/>
    </style:style>
    <style:style style:name="Table2.A" style:family="table-column">
      <style:table-column-properties style:column-width="1.6243in"/>
    </style:style>
    <style:style style:name="Table2.C" style:family="table-column">
      <style:table-column-properties style:column-width="3.2313in"/>
    </style:style>
    <style:style style:name="Table2.1" style:family="table-row">
      <style:table-row-properties style:min-row-height="0.375in" fo:keep-together="auto"/>
    </style:style>
    <style:style style:name="Table2.A1" style:family="table-cell">
      <style:table-cell-properties style:vertical-align="" fo:padding-left="0.0153in" fo:padding-right="0.0153in" fo:padding-top="0.0104in" fo:padding-bottom="0.0104in" fo:border="0.75pt solid #e0e0e0"/>
    </style:style>
    <style:style style:name="Table2.A2" style:family="table-cell">
      <style:table-cell-properties style:vertical-align="" fo:padding-left="0.0153in" fo:padding-right="0.0153in" fo:padding-top="0.0104in" fo:padding-bottom="0.0104in" fo:border-left="0.75pt solid #e0e0e0" fo:border-right="0.75pt solid #e0e0e0" fo:border-top="none" fo:border-bottom="0.75pt solid #e0e0e0"/>
    </style:style>
    <style:style style:name="Table3" style:family="table">
      <style:table-properties style:width="6.4799in" fo:margin-left="0.0049in" fo:margin-top="0in" fo:margin-bottom="0in" table:align="left" style:writing-mode="page"/>
    </style:style>
    <style:style style:name="Table3.A" style:family="table-column">
      <style:table-column-properties style:column-width="1.6243in"/>
    </style:style>
    <style:style style:name="Table3.B" style:family="table-column">
      <style:table-column-properties style:column-width="3.2104in"/>
    </style:style>
    <style:style style:name="Table3.C" style:family="table-column">
      <style:table-column-properties style:column-width="1.6451in"/>
    </style:style>
    <style:style style:name="Table3.1" style:family="table-row">
      <style:table-row-properties style:min-row-height="0.375in" fo:keep-together="auto"/>
    </style:style>
    <style:style style:name="Table3.A1" style:family="table-cell">
      <style:table-cell-properties style:vertical-align="" fo:padding-left="0.0153in" fo:padding-right="0.0153in" fo:padding-top="0.0104in" fo:padding-bottom="0.0104in" fo:border="0.75pt solid #e0e0e0"/>
    </style:style>
    <style:style style:name="Table3.A2" style:family="table-cell">
      <style:table-cell-properties style:vertical-align="" fo:padding-left="0.0153in" fo:padding-right="0.0153in" fo:padding-top="0.0104in" fo:padding-bottom="0.0104in" fo:border-left="0.75pt solid #e0e0e0" fo:border-right="0.75pt solid #e0e0e0" fo:border-top="none" fo:border-bottom="0.75pt solid #e0e0e0"/>
    </style:style>
    <style:style style:name="P1" style:family="paragraph" style:parent-style-name="Heading_20_1">
      <style:paragraph-properties fo:margin-top="0.1665in" fo:margin-bottom="0.1665in" style:contextual-spacing="false" fo:text-align="center" style:justify-single-word="false" fo:keep-together="auto" fo:keep-with-next="auto"/>
      <style:text-properties fo:background-color="transparent"/>
    </style:style>
    <style:style style:name="P2" style:family="paragraph" style:parent-style-name="Standard">
      <style:paragraph-properties fo:margin-top="0.0835in" fo:margin-bottom="0.0835in" style:contextual-spacing="false" fo:text-align="left" style:justify-single-word="false"/>
      <style:text-properties fo:background-color="transparent"/>
    </style:style>
    <style:style style:name="P3" style:family="paragraph" style:parent-style-name="Standard">
      <style:paragraph-properties fo:margin-top="0.0835in" fo:margin-bottom="0.0835in" style:contextual-spacing="false" fo:text-align="center" style:justify-single-word="false"/>
      <style:text-properties fo:background-color="transparent"/>
    </style:style>
    <style:style style:name="P4" style:family="paragraph" style:parent-style-name="Standard">
      <style:paragraph-properties fo:margin-top="0.0835in" fo:margin-bottom="0.0835in" style:contextual-spacing="false" fo:text-align="center" style:justify-single-word="false"/>
      <style:text-properties fo:font-weight="bold" fo:background-color="transparent" style:font-weight-asian="bold" style:font-weight-complex="bold"/>
    </style:style>
    <style:style style:name="P5" style:family="paragraph" style:parent-style-name="Standard">
      <style:paragraph-properties fo:margin-top="0.0835in" fo:margin-bottom="0.0835in" style:contextual-spacing="false" fo:text-align="center" style:justify-single-word="false" fo:break-before="page"/>
      <style:text-properties fo:font-weight="bold" fo:background-color="transparent" style:font-weight-asian="bold" style:font-weight-complex="bold"/>
    </style:style>
    <style:style style:name="P6" style:family="paragraph" style:parent-style-name="Standard" style:list-style-name="WWNum1">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7" style:family="paragraph" style:parent-style-name="Standard" style:list-style-name="WWNum1">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8" style:family="paragraph" style:parent-style-name="Standard" style:list-style-name="WWNum1">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9" style:family="paragraph" style:parent-style-name="Standard">
      <style:text-properties fo:background-color="transparent"/>
    </style:style>
    <style:style style:name="P10" style:family="paragraph" style:parent-style-name="Standard" style:list-style-name="WWNum2">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11" style:family="paragraph" style:parent-style-name="Standard" style:list-style-name="WWNum2">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12" style:family="paragraph" style:parent-style-name="Standard">
      <style:text-properties fo:font-variant="normal" fo:text-transform="none" fo:color="#000000" loext:opacity="100%" fo:font-style="normal" fo:font-weight="normal" fo:background-color="transparent" style:font-style-asian="normal" style:font-weight-asian="normal" style:font-style-complex="normal" style:font-weight-complex="normal"/>
    </style:style>
    <style:style style:name="P13" style:family="paragraph" style:parent-style-name="Standard" style:list-style-name="WWNum3">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14" style:family="paragraph" style:parent-style-name="Standard" style:list-style-name="WWNum3">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15" style:family="paragraph" style:parent-style-name="Standard" style:list-style-name="WWNum3">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16" style:family="paragraph" style:parent-style-name="Standard" style:list-style-name="WWNum4">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17" style:family="paragraph" style:parent-style-name="Standard" style:list-style-name="WWNum4">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18" style:family="paragraph" style:parent-style-name="Standard" style:list-style-name="WWNum4">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19" style:family="paragraph" style:parent-style-name="Standard" style:list-style-name="WWNum5">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20" style:family="paragraph" style:parent-style-name="Standard" style:list-style-name="WWNum5">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21" style:family="paragraph" style:parent-style-name="Standard" style:list-style-name="WWNum5">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22" style:family="paragraph" style:parent-style-name="Standard" style:list-style-name="WWNum6">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23" style:family="paragraph" style:parent-style-name="Standard" style:list-style-name="WWNum6">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24" style:family="paragraph" style:parent-style-name="Standard" style:list-style-name="WWNum6">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25" style:family="paragraph" style:parent-style-name="Standard" style:list-style-name="WWNum7">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26" style:family="paragraph" style:parent-style-name="Standard" style:list-style-name="WWNum7">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27" style:family="paragraph" style:parent-style-name="Standard" style:list-style-name="WWNum7">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28" style:family="paragraph" style:parent-style-name="Standard" style:list-style-name="WWNum8">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29" style:family="paragraph" style:parent-style-name="Standard" style:list-style-name="WWNum8">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30" style:family="paragraph" style:parent-style-name="Standard" style:list-style-name="WWNum8">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31" style:family="paragraph" style:parent-style-name="Standard" style:list-style-name="WWNum9">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32" style:family="paragraph" style:parent-style-name="Standard" style:list-style-name="WWNum9">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33" style:family="paragraph" style:parent-style-name="Standard" style:list-style-name="WWNum9">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34" style:family="paragraph" style:parent-style-name="Standard" style:list-style-name="WWNum10">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35" style:family="paragraph" style:parent-style-name="Standard" style:list-style-name="WWNum10">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36" style:family="paragraph" style:parent-style-name="Standard" style:list-style-name="WWNum11">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37" style:family="paragraph" style:parent-style-name="Standard" style:list-style-name="WWNum11">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38" style:family="paragraph" style:parent-style-name="Standard" style:list-style-name="WWNum11">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39" style:family="paragraph" style:parent-style-name="Standard" style:list-style-name="WWNum12">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40" style:family="paragraph" style:parent-style-name="Standard" style:list-style-name="WWNum12">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41" style:family="paragraph" style:parent-style-name="Standard" style:list-style-name="WWNum12">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42" style:family="paragraph" style:parent-style-name="Standard" style:list-style-name="WWNum13">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43" style:family="paragraph" style:parent-style-name="Standard" style:list-style-name="WWNum13">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44" style:family="paragraph" style:parent-style-name="Standard" style:list-style-name="WWNum13">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45" style:family="paragraph" style:parent-style-name="Standard" style:list-style-name="WWNum14">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46" style:family="paragraph" style:parent-style-name="Standard" style:list-style-name="WWNum14">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47" style:family="paragraph" style:parent-style-name="Standard" style:list-style-name="WWNum14">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48" style:family="paragraph" style:parent-style-name="Standard" style:list-style-name="WWNum15">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49" style:family="paragraph" style:parent-style-name="Standard" style:list-style-name="WWNum15">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50" style:family="paragraph" style:parent-style-name="Standard" style:list-style-name="WWNum16">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51" style:family="paragraph" style:parent-style-name="Standard" style:list-style-name="WWNum16">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52" style:family="paragraph" style:parent-style-name="Standard" style:list-style-name="WWNum16">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53" style:family="paragraph" style:parent-style-name="Standard" style:list-style-name="WWNum17">
      <style:paragraph-properties fo:margin-left="0.5in" fo:margin-top="0.1665in" fo:margin-bottom="0.0835in" style:contextual-spacing="false" fo:text-align="left" style:justify-single-word="false" fo:text-indent="-0.1681in" style:auto-text-indent="false"/>
      <style:text-properties fo:background-color="transparent"/>
    </style:style>
    <style:style style:name="P54" style:family="paragraph" style:parent-style-name="Standard" style:list-style-name="WWNum17">
      <style:paragraph-properties fo:margin-left="0.5in" fo:margin-top="0.0835in" fo:margin-bottom="0.0835in" style:contextual-spacing="false" fo:text-align="left" style:justify-single-word="false" fo:text-indent="-0.1681in" style:auto-text-indent="false"/>
      <style:text-properties fo:background-color="transparent"/>
    </style:style>
    <style:style style:name="P55" style:family="paragraph" style:parent-style-name="Standard" style:list-style-name="WWNum17">
      <style:paragraph-properties fo:margin-left="0.5in" fo:margin-top="0.0835in" fo:margin-bottom="0.1665in" style:contextual-spacing="false" fo:text-align="left" style:justify-single-word="false" fo:text-indent="-0.1681in" style:auto-text-indent="false"/>
      <style:text-properties fo:background-color="transparent"/>
    </style:style>
    <style:style style:name="P56" style:family="paragraph" style:parent-style-name="Standard">
      <style:paragraph-properties fo:margin-top="0.0835in" fo:margin-bottom="0.0835in" style:contextual-spacing="false" fo:text-align="left" style:justify-single-word="false"/>
    </style:style>
    <style:style style:name="T1" style:family="text">
      <style:text-properties style:use-window-font-color="true" loext:opacity="0%" style:font-name="Times New Roman" fo:font-style="normal" style:font-name-asian="Times New Roman1" style:font-style-asian="normal" style:font-name-complex="Times New Roman1"/>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666666" loext:opacity="100%" fo:font-style="normal" fo:font-weight="bold" style:font-style-asian="normal" style:font-weight-asian="bold" style:font-style-complex="normal" style:font-weight-complex="bold"/>
    </style:style>
    <style:style style:name="T6" style:family="text">
      <style:text-properties fo:font-variant="normal" fo:text-transform="none" fo:color="#000000" loext:opacity="100%" fo:font-style="normal" fo:font-weight="bold" style:font-style-asian="normal" style:font-weight-asian="bold" style:font-style-complex="normal" style:font-weight-complex="bold"/>
    </style:style>
    <style:style style:name="T7" style:family="text">
      <style:text-properties fo:font-variant="normal" fo:text-transform="none" fo:color="#000000" loext:opacity="100%" fo:font-style="normal" fo:font-weight="normal" style:font-style-asian="normal" style:font-weight-asian="normal" style:font-style-complex="normal" style:font-weight-complex="normal"/>
    </style:style>
    <style:style style:name="T8" style:family="text">
      <style:text-properties officeooo:rsid="0000873e"/>
    </style:style>
    <style:style style:name="T9" style:family="text">
      <style:text-properties fo:font-weight="bold" fo:background-color="transparent" loext:char-shading-value="0" style:font-weight-asian="bold" style:font-weight-complex="bold"/>
    </style:style>
    <style:style style:name="T10" style:family="text">
      <style:text-properties fo:background-color="transparent" loext:char-shading-value="0"/>
    </style:style>
    <style:style style:name="T11" style:family="text">
      <style:text-properties fo:color="#0000ee" loext:opacity="100%" style:text-underline-style="solid" style:text-underline-width="auto" style:text-underline-color="#0000e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etección de Picos Emocionales en Llamadas de Call Center mediante Análisis Paralingüístico y Machine Learning</text:span></text:h>
      <text:p text:style-name="P2"/>
      <text:p text:style-name="P3">Daniel Giraldo Valencia</text:p>
      <text:p text:style-name="P3"><text:span text:style-name="T2">Programa de Ingeniería de Sistemas</text:span></text:p>
      <text:p text:style-name="P3"><text:span text:style-name="T2">Tutor: Juan David Correa</text:span></text:p>
      <text:p text:style-name="P3"><text:span text:style-name="T2">Fecha: 16 de marzo de 2026</text:span></text:p>
      <text:p text:style-name="P3"><text:span text:style-name="T2">Repositorio: https://github.com/PirrY/Desviaci-nesEmocionalesAudio</text:span></text:p>
      <text:p text:style-name="P2"/>
      <text:p text:style-name="P2"/>
      <text:p text:style-name="P2"/>
      <text:p text:style-name="P2"><text:span text:style-name="T3">Abstract— </text:span>Los call centers procesan miles de interacciones diarias en las que episodios de ira, frustración o ansiedad pueden derivar en escalamientos que deterioran la calidad del servicio y el bienestar de los agentes. La evaluación manual de calidad solo cubre el 1–5% de las llamadas, dejando sin monitorear la gran mayoría de los momentos críticos. Este trabajo propone un sistema automatizado de detección de picos emocionales basado en el análisis de características paralingüísticas —como pitch (frecuencia fundamental F0, es decir, la frecuencia básica de la voz), intensidad (fuerza o volumen de la voz), jitter (variación de la frecuencia en el tiempo), shimmer (variación de la amplitud en el tiempo) y MFCCs (coeficientes cepstrales en las frecuencias de Mel, un método para representar digitalmente las características del timbre vocal)—, combinado con algoritmos de machine learning (estadísticos Z-scores, Isolation Forest, One-Class SVM y Random Forest). Se evalúan tres métodos para el cálculo de la línea base emocional individualizada por hablante. El sistema apunta a una precisión ≥75% y un recall ≥70% en llamadas reales en español, con validación mediante anotaciones de expertos.</text:p>
      <text:p text:style-name="P2"/>
      <text:p text:style-name="P2"><text:span text:style-name="T3">Keywords— </text:span>reconocimiento de emociones en voz, análisis paralingüístico, call center, detección de anomalías, machine learning, línea base emocional, Isolation Forest.</text:p>
      <text:p text:style-name="P2"/>
      <text:p text:style-name="P2"/>
      <text:p text:style-name="P2"/>
      <text:p text:style-name="P4"/>
      <text:p text:style-name="P5">I.INTRODUCCIÓN</text:p>
      <text:p text:style-name="P2"><text:span text:style-name="T3">A. Contexto y Problemática</text:span></text:p>
      <text:p text:style-name="P2">La evaluación de calidad en call centers exige que los supervisores escuchen llamadas completas para identificar momentos críticos de escalamiento emocional, lo cual es ineficiente, limita la cobertura y provoca pérdida de oportunidades clave de aprendizaje.</text:p>
      <text:p text:style-name="P2">El análisis de sentimiento basado en texto pierde información valiosa contenida en la forma en que se expresa algo. Características como el tono de voz, la velocidad del habla y la tensión vocal revelan estados emocionales que el contenido textual no captura, especialmente en casos de sarcasmo, ansiedad encubierta o frustración contenida.</text:p>
      <text:p text:style-name="P2"/>
      <text:p text:style-name="P2"><text:span text:style-name="T3">B. Objetivos</text:span></text:p>
      <text:p text:style-name="P2">Objetivo General: Desarrollar un sistema automatizado para detectar picos emocionales en las llamadas de un call center, basado en el análisis de características paralingüísticas del habla.</text:p>
      <text:p text:style-name="P2"/>
      <text:p text:style-name="P2"><text:span text:style-name="T4">Objetivos Específicos:</text:span></text:p>
      <text:list text:style-name="WWNum1">
        <text:list-item>
          <text:p text:style-name="P6">Extraer características acústicas relevantes.</text:p>
        </text:list-item>
        <text:list-item>
          <text:p text:style-name="P7">Evaluar métodos para calcular líneas base acústicas individualizadas.</text:p>
        </text:list-item>
        <text:list-item>
          <text:p text:style-name="P7">Comparar algoritmos de detección de anomalías para identificar picos emocionales.</text:p>
        </text:list-item>
        <text:list-item>
          <text:p text:style-name="P7">Desarrollar un sistema para detectar picos emocionales y clasificar la valencia emocional.</text:p>
        </text:list-item>
        <text:list-item>
          <text:p text:style-name="P8">Validar el sistema con llamadas reales y expertos.</text:p>
        </text:list-item>
      </text:list>
      <text:p text:style-name="P2"/>
      <text:p text:style-name="P3"><text:span text:style-name="T4">II.MARCO TEÓRICO</text:span></text:p>
      <text:p text:style-name="P2"><text:span text:style-name="T3">A. Análisis Paralingüístico</text:span></text:p>
      <text:p text:style-name="P2">El análisis paralingüístico estudia los elementos de la comunicación vocal más allá del contenido lingüístico. Específicamente, analiza el tono (altitud de la voz), el ritmo (velocidad de habla), el volumen (intensidad sonora) y la calidad vocal (características específicas de la voz, como si sonara ronca o clara). Estas características transmiten información sobre el estado emocional del hablante, independientemente del texto pronunciado. La Tabla I resume las principales características y sus implicaciones emocionales [3][12].</text:p>
      <text:p text:style-name="P2"/>
      <text:p text:style-name="P2"/>
      <text:p text:style-name="P3"><text:span text:style-name="T4">TABLA I.CARACTERÍSTICAS PARALINGÜÍSTICAS Y SUS IMPLICACIONES EMOCIONALES</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5">Característica</text:span></text:p>
          </table:table-cell>
          <table:table-cell table:style-name="Table1.A1" office:value-type="string">
            <text:p text:style-name="P2"><text:span text:style-name="T5">Implicaciones Emocionales</text:span></text:p>
          </table:table-cell>
        </table:table-row>
        <table:table-row table:style-name="Table1.1">
          <table:table-cell table:style-name="Table1.A2" office:value-type="string">
            <text:p text:style-name="P2"><text:span text:style-name="T6">Pitch (F0)</text:span><text:soft-page-break/></text:p>
          </table:table-cell>
          <table:table-cell table:style-name="Table1.A2" office:value-type="string">
            <text:p text:style-name="P2"><text:span text:style-name="T7">Se eleva con emociones de alta activación; desciende con baja </text:span><text:soft-page-break/><text:span text:style-name="T7">activación.</text:span></text:p>
          </table:table-cell>
        </table:table-row>
        <table:table-row table:style-name="Table1.1">
          <table:table-cell table:style-name="Table1.A2" office:value-type="string">
            <text:p text:style-name="P2"><text:span text:style-name="T6">Intensidad</text:span></text:p>
          </table:table-cell>
          <table:table-cell table:style-name="Table1.A2" office:value-type="string">
            <text:p text:style-name="P9"><text:span text:style-name="T7">Aumenta con activación emocional y estrés comunicativo.</text:span></text:p>
          </table:table-cell>
        </table:table-row>
        <table:table-row table:style-name="Table1.1">
          <table:table-cell table:style-name="Table1.A2" office:value-type="string">
            <text:p text:style-name="P2"><text:span text:style-name="T6">Tasa de habla</text:span></text:p>
          </table:table-cell>
          <table:table-cell table:style-name="Table1.A2" office:value-type="string">
            <text:p text:style-name="P2"><text:span text:style-name="T7">Se acelera con ansiedad; se ralentiza con tristeza o depresión.</text:span></text:p>
          </table:table-cell>
        </table:table-row>
        <table:table-row table:style-name="Table1.1">
          <table:table-cell table:style-name="Table1.A2" office:value-type="string">
            <text:p text:style-name="P2"><text:span text:style-name="T6">Jitter / Shimmer</text:span></text:p>
          </table:table-cell>
          <table:table-cell table:style-name="Table1.A2" office:value-type="string">
            <text:p text:style-name="P9"><text:span text:style-name="T7">Variaciones microtemporales que aumentan con tensión emocional y física.</text:span></text:p>
          </table:table-cell>
        </table:table-row>
        <table:table-row table:style-name="Table1.1">
          <table:table-cell table:style-name="Table1.A2" office:value-type="string">
            <text:p text:style-name="P2"><text:span text:style-name="T6">MFCCs</text:span></text:p>
          </table:table-cell>
          <table:table-cell table:style-name="Table1.A2" office:value-type="string">
            <text:p text:style-name="P2"><text:span text:style-name="T7">Capturan timbre vocal para caracterización holística del estado emocional.</text:span></text:p>
          </table:table-cell>
        </table:table-row>
      </table:table>
      <text:p text:style-name="P2"/>
      <text:p text:style-name="P2"/>
      <text:p text:style-name="P2"><text:span text:style-name="T3">B. Concepto de Línea Base Emocional</text:span></text:p>
      <text:p text:style-name="P2">La alta variabilidad interindividual hace necesario establecer una referencia personalizada para cada hablante. El baseline emocional individual es el estado emocional neutral de esa persona en particular. Los picos se detectan como desviaciones significativas respecto a esta baseline, no respecto a umbrales absolutos, lo que permite adaptarse a las características únicas de cada voz [7].</text:p>
      <text:p text:style-name="P2"/>
      <text:p text:style-name="P2"><text:span text:style-name="T3">C. Machine Learning para Detección de Emociones</text:span></text:p>
      <text:list text:style-name="WWNum2">
        <text:list-item>
          <text:p text:style-name="P10">Detección estadística: Z-scores y umbrales de desviación respecto de la línea base emocional.</text:p>
        </text:list-item>
        <text:list-item>
          <text:p text:style-name="P11">Métodos clásicos: Support Vector Machines (SVM, un algoritmo para separar datos en clases distintas), Random Forest (un conjunto de árboles de decisión que votan para clasificar datos) e Isolation Forest (un algoritmo diseñado para identificar puntos de datos anómalos), que son algoritmos de aprendizaje automático utilizados para la detección de anomalías multivariadas [6][8][9].</text:p>
        </text:list-item>
      </text:list>
      <text:p text:style-name="P2"/>
      <text:p text:style-name="P2"><text:span text:style-name="T3">D. Revisión de Antecedentes</text:span></text:p>
      <text:p text:style-name="P2"><text:span text:style-name="T4">D.1 Contexto del problema en los call centers.</text:span>Los call centers constituyen entornos de alta carga emocional en los que miles de interacciones diarias pueden desembocar en picos críticos de ira, frustración o ansiedad. La evaluación manual sigue siendo el estándar dominante, pero conlleva que un supervisor dedique tiempo completo a cada grabación. Feng y Devillers (2023) evidencian que los modelos entrenados con datos espontáneos de call centers superan consistentemente a los entrenados con habla actuada [1]. El análisis basado exclusivamente en el texto transcrito resulta insuficiente para capturar estados emocionales encubiertos, como el sarcasmo o la frustración sutil, que se manifiestan con claridad en características acústicas como la elevación del pitch, la aceleración de la tasa de habla o el incremento de las variaciones de jitter y shimmer [3][12].</text:p>
      <text:p text:style-name="P2"><text:soft-page-break/></text:p>
      <text:p text:style-name="P2"><text:span text:style-name="T4">D.2 Características Acústicas para la Detección de Emociones. </text:span>La frecuencia fundamental (F0 o pitch), que mide la frecuencia más baja de la voz, es uno de los correlatos acústicos más estudiados: incrementos sostenidos de F0 se asocian con emociones de alta activación, como la ira o el miedo, mientras que descensos de F0 se correlacionan con la tristeza o la calma [3][12]. Las métricas de calidad vocal jitter y shimmer miden las perturbaciones microtemporales en la periodicidad del ciclo glótico; jitter se refiere a la variabilidad en la frecuencia de la voz, y shimmer a la variabilidad en la amplitud. Zhang et al. (2023) demostraron en IEEE que estas características capturan diferencias prosódicas significativas bajo una alta carga emocional [14]. Lian et al. (2023) confirman que jitter y shimmer, junto con la razón armónico-ruido (HNR, que mide la relación entre sonidos periódicos y ruido no periódico), capturan la aspereza y la ronquera asociadas con el habla ansiosa o de alta activación emocional [12]. Los MFCC (coeficientes cepstrales en las frecuencias de Mel) capturan el timbre vocal convirtiendo las señales acústicas en una representación numérica de cómo el oído humano percibe el espectro de frecuencia, y han sido ampliamente utilizados como entrada para clasificadores de emociones, complementando las métricas prosódicas [3][5]. Wagner et al. (2023) demostraron en IEEE TPAMI que arquitecturas de transformadores combinadas con eGeMAPS (un conjunto estandarizado de parámetros de voz para análisis paralingüístico) logran cerrar la brecha de valencia en el reconocimiento de emociones en habla espontánea [6].</text:p>
      <text:p text:style-name="P2"/>
      <text:p text:style-name="P2"><text:span text:style-name="T4">D.3 Normalización por Hablante y Línea Base Emocional.</text:span>La variabilidad interhablante vuelve ineficaces los umbrales absolutos y justifica el uso de baselines personalizadas. Gat et al. (2022) proponen en ICASSP un método de normalización por hablante para sistemas de SER basados en autossupervisión, demostrando que la normalización a nivel de hablante mejora significativamente el desempeño en habla espontánea [7]. Los tres métodos de baseline más estudiados son: (1) baseline de inicio —primeros 2-5 minutos de la llamada—; (2) baseline por mediana global —más robusta ante valores atípicos—; y (3) baseline adaptativa con ventana deslizante —actualización continua durante la llamada—. La elección entre estos métodos constituye uno de los objetivos específicos de esta investigación.</text:p>
      <text:p text:style-name="P2"/>
      <text:p text:style-name="P2"><text:span text:style-name="T4">D.4 Algoritmos de Machine Learning para la Detección de Picos.</text:span>El enfoque estadístico basado en Z-scores calcula la desviación de cada ventana temporal respecto a la línea de base del hablante y marca como pico toda observación que supere un umbral de desviación estándar. Xu et al. (2023) proponen Deep Isolation Forest en IEEE TKDE, demostrando que extensiones neurales del iForest clásico superan a los métodos lineales para la detección de anomalías en espacios de alta dimensión, lo cual es directamente aplicable al espacio multivariado de features acústicas [8]. Nath et al. (2024) reportan que Random Forest ofrece un equilibrio favorable entre la interpretabilidad y la precisión en la clasificación de la valencia emocional [9]. Jha et al. (2022) concluyen que la combinación de características prosódicas y espectrales es más robusta que cualquiera de ellas por separado [3]. Gao et al. (2024) presentan en ICASSP un enfoque de fine-tuning en dos etapas con adaptadores para SER, relevante cuando el corpus de llamadas reales disponible es limitado [2].</text:p>
      <text:p text:style-name="P2"/>
      <text:p text:style-name="P2"><text:soft-page-break/><text:span text:style-name="T4">D.5 Datasets y Validación Experimental.</text:span>RAVDESS es un corpus actuado con actores profesionales ampliamente utilizado como benchmark. Abdelhamid et al. (2022) reportan en IEEE Access que un CNN+LSTM entrenado sobre RAVDESS alcanza precisiones superiores al 85% en condiciones controladas, aunque el rendimiento cae al aplicarse a la habla espontánea sin adaptación de dominio [5]. IEMOCAP ofrece conversaciones elicitadas con mayor proximidad al habla natural; Wagner et al. (2023) lo usan como benchmark principal para demostrar el cierre de la brecha de valencia [6]. De Lope y Graña (2023) presentan en Neurocomputing una revisión continua del estado del arte en SER, señalando que la generalización a dominios espontáneos es el reto abierto más relevante [10]. Grósz et al. (2022) demuestran en ACM MM que los embeddings de Wav2Vec 2.0 transfieren eficazmente a tareas paralingüísticas con datos limitados [13]. Khare et al. (2024) concluyen en Information Fusion que la combinación de características acústicas clásicas con representaciones aprendidas es actualmente la estrategia de mayor rendimiento en escenarios reales [11].</text:p>
      <text:p text:style-name="P2"/>
      <text:p text:style-name="P3"><text:span text:style-name="T4">III.CRONOGRAMA DE OBJETIVOS</text:span></text:p>
      <text:p text:style-name="P2">La Tabla II presenta el cronograma de actividades y entregas, organizado por semana, durante las 15 semanas del proyecto.</text:p>
      <text:p text:style-name="P2"/>
      <text:p text:style-name="P2"/>
      <text:p text:style-name="P3"><text:span text:style-name="T4">TABLA II.CRONOGRAMA DE OBJETIVOS POR SEMANA</text:span></text:p>
      <table:table table:name="Table2" table:style-name="Table2">
        <table:table-column table:style-name="Table2.A" table:number-columns-repeated="2"/>
        <table:table-column table:style-name="Table2.C"/>
        <table:table-row table:style-name="Table2.1">
          <table:table-cell table:style-name="Table2.A1" office:value-type="string">
            <text:p text:style-name="P3"><text:span text:style-name="T5">Semana</text:span></text:p>
          </table:table-cell>
          <table:table-cell table:style-name="Table2.A1" office:value-type="string">
            <text:p text:style-name="P3"><text:span text:style-name="T5">Entrega</text:span></text:p>
          </table:table-cell>
          <table:table-cell table:style-name="Table2.A1" office:value-type="string">
            <text:p text:style-name="P3"><text:span text:style-name="T5">Objetivos</text:span></text:p>
          </table:table-cell>
        </table:table-row>
        <table:table-row table:style-name="Table2.1">
          <table:table-cell table:style-name="Table2.A2" office:value-type="string">
            <text:p text:style-name="P9"><text:span text:style-name="T7">1</text:span></text:p>
          </table:table-cell>
          <table:table-cell table:style-name="Table2.A2" office:value-type="string">
            <text:p text:style-name="P9"><text:span text:style-name="T7">0</text:span></text:p>
          </table:table-cell>
          <table:table-cell table:style-name="Table2.A2" office:value-type="string">
            <text:p text:style-name="P2"><text:span text:style-name="T7">Configurar entorno de desarrollo. Instalar y probar herramientas de extracción de audio. Descargar dataset inicial. Completar documento 0.</text:span></text:p>
          </table:table-cell>
        </table:table-row>
        <table:table-row table:style-name="Table2.1">
          <table:table-cell table:style-name="Table2.A2" office:value-type="string">
            <text:p text:style-name="P9"><text:span text:style-name="T7">2</text:span></text:p>
          </table:table-cell>
          <table:table-cell table:style-name="Table2.A2" office:value-type="string">
            <text:p text:style-name="P12"/>
          </table:table-cell>
          <table:table-cell table:style-name="Table2.A2" office:value-type="string">
            <text:p text:style-name="P9"><text:span text:style-name="T7">Implementar script básico de extracción de características acústicas. Crear función de segmentación de audio en ventanas temporales. Probar extracción en 3-5 llamadas de muestra.</text:span></text:p>
          </table:table-cell>
        </table:table-row>
        <table:table-row table:style-name="Table2.1">
          <table:table-cell table:style-name="Table2.A2" office:value-type="string">
            <text:p text:style-name="P9"><text:span text:style-name="T7">3</text:span></text:p>
          </table:table-cell>
          <table:table-cell table:style-name="Table2.A2" office:value-type="string">
            <text:p text:style-name="P9"><text:span text:style-name="T7">1</text:span></text:p>
          </table:table-cell>
          <table:table-cell table:style-name="Table2.A2" office:value-type="string">
            <text:p text:style-name="P2"><text:span text:style-name="T7">Implementar cálculo de Jitter y Shimmer. Crear pipeline completo de preprocesamiento. Desarrollar módulo de visualización de características. Finalizar documento 1. Definir resultados esperados concretos.</text:span></text:p>
          </table:table-cell>
        </table:table-row>
        <table:table-row table:style-name="Table2.1">
          <table:table-cell table:style-name="Table2.A2" office:value-type="string">
            <text:p text:style-name="P9"><text:span text:style-name="T7">4</text:span></text:p>
          </table:table-cell>
          <table:table-cell table:style-name="Table2.A2" office:value-type="string">
            <text:p text:style-name="P9"><text:span text:style-name="T7">2</text:span></text:p>
          </table:table-cell>
          <table:table-cell table:style-name="Table2.A2" office:value-type="string">
            <text:p text:style-name="P9"><text:span text:style-name="T7">Implementar función de cálculo de base emocional individual. Crear sistema de anotación temporal. Redactar sección de antecedentes. Aplicar formato IEEE a todas las referencias. Integrar revisión bibliográfica (12+ citas recientes).</text:span></text:p>
          </table:table-cell>
        </table:table-row>
        <text:soft-page-break/>
        <table:table-row table:style-name="Table2.1">
          <table:table-cell table:style-name="Table2.A2" office:value-type="string">
            <text:p text:style-name="P9"><text:span text:style-name="T7">5</text:span></text:p>
          </table:table-cell>
          <table:table-cell table:style-name="Table2.A2" office:value-type="string">
            <text:p text:style-name="P12"/>
          </table:table-cell>
          <table:table-cell table:style-name="Table2.A2" office:value-type="string">
            <text:p text:style-name="P2"><text:span text:style-name="T7">Implementar detector de anomalías usando Z-scores sobre baseline. Desarrollar algoritmos de detección con ventanas deslizantes. Crear función de suavizado de señales para reducir falsos positivos. Expandir el marco teórico.</text:span></text:p>
          </table:table-cell>
        </table:table-row>
        <table:table-row table:style-name="Table2.1">
          <table:table-cell table:style-name="Table2.A2" office:value-type="string">
            <text:p text:style-name="P9"><text:span text:style-name="T7">6</text:span></text:p>
          </table:table-cell>
          <table:table-cell table:style-name="Table2.A2" office:value-type="string">
            <text:p text:style-name="P9"><text:span text:style-name="T7">3</text:span></text:p>
          </table:table-cell>
          <table:table-cell table:style-name="Table2.A2" office:value-type="string">
            <text:p text:style-name="P9"><text:span text:style-name="T7">Implementar clasificador binario para valencia emocional. Entrenar modelo inicial con dataset público. Implementar validación cruzada. Redactar Área Problemática completa.</text:span></text:p>
          </table:table-cell>
        </table:table-row>
        <table:table-row table:style-name="Table2.1">
          <table:table-cell table:style-name="Table2.A2" office:value-type="string">
            <text:p text:style-name="P9"><text:span text:style-name="T7">7</text:span></text:p>
          </table:table-cell>
          <table:table-cell table:style-name="Table2.A2" office:value-type="string">
            <text:p text:style-name="P9"><text:span text:style-name="T7">4</text:span></text:p>
          </table:table-cell>
          <table:table-cell table:style-name="Table2.A2" office:value-type="string">
            <text:p text:style-name="P2"><text:span text:style-name="T7">Optimizar hiperparámetros del clasificador. Implementar Isolation Forest como método alternativo. Crear pipeline completo. Desarrollar sistema de etiquetado temporal de picos. Redactar Metodología con diagramas.</text:span></text:p>
          </table:table-cell>
        </table:table-row>
        <table:table-row table:style-name="Table2.1">
          <table:table-cell table:style-name="Table2.A2" office:value-type="string">
            <text:p text:style-name="P9"><text:span text:style-name="T7">8</text:span></text:p>
          </table:table-cell>
          <table:table-cell table:style-name="Table2.A2" office:value-type="string">
            <text:p text:style-name="P12"/>
          </table:table-cell>
          <table:table-cell table:style-name="Table2.A2" office:value-type="string">
            <text:p text:style-name="P9"><text:span text:style-name="T7">Conseguir llamadas reales de call center. Implementar módulo de separación de canales. Crear sistema de exportación de timestamps de picos detectados.</text:span></text:p>
          </table:table-cell>
        </table:table-row>
        <table:table-row table:style-name="Table2.1">
          <table:table-cell table:style-name="Table2.A2" office:value-type="string">
            <text:p text:style-name="P9"><text:span text:style-name="T7">9</text:span></text:p>
          </table:table-cell>
          <table:table-cell table:style-name="Table2.A2" office:value-type="string">
            <text:p text:style-name="P9"><text:span text:style-name="T7">5</text:span></text:p>
          </table:table-cell>
          <table:table-cell table:style-name="Table2.A2" office:value-type="string">
            <text:p text:style-name="P2"><text:span text:style-name="T7">Realizar experimentos con llamadas reales. Ajustar umbrales de detección según feedback inicial. Redactar Referente teórico completo.</text:span></text:p>
          </table:table-cell>
        </table:table-row>
        <table:table-row table:style-name="Table2.1">
          <table:table-cell table:style-name="Table2.A2" office:value-type="string">
            <text:p text:style-name="P9"><text:span text:style-name="T7">10</text:span></text:p>
          </table:table-cell>
          <table:table-cell table:style-name="Table2.A2" office:value-type="string">
            <text:p text:style-name="P12"/>
          </table:table-cell>
          <table:table-cell table:style-name="Table2.A2" office:value-type="string">
            <text:p text:style-name="P9"><text:span text:style-name="T7">Ejecutar batería completa de pruebas con dataset final. Generar todos los resultados experimentales. Crear gráficos y tablas de resultados. Comenzar redacción de sección Resultados.</text:span></text:p>
          </table:table-cell>
        </table:table-row>
        <table:table-row table:style-name="Table2.1">
          <table:table-cell table:style-name="Table2.A2" office:value-type="string">
            <text:p text:style-name="P9"><text:span text:style-name="T7">11</text:span></text:p>
          </table:table-cell>
          <table:table-cell table:style-name="Table2.A2" office:value-type="string">
            <text:p text:style-name="P9"><text:span text:style-name="T7">6</text:span></text:p>
          </table:table-cell>
          <table:table-cell table:style-name="Table2.A2" office:value-type="string">
            <text:p text:style-name="P2"><text:span text:style-name="T7">Optimizar código final y limpieza. Documentar código. Preparar demos y ejemplos de uso del sistema.</text:span></text:p>
          </table:table-cell>
        </table:table-row>
        <table:table-row table:style-name="Table2.1">
          <table:table-cell table:style-name="Table2.A2" office:value-type="string">
            <text:p text:style-name="P9"><text:span text:style-name="T7">12</text:span></text:p>
          </table:table-cell>
          <table:table-cell table:style-name="Table2.A2" office:value-type="string">
            <text:p text:style-name="P12"/>
          </table:table-cell>
          <table:table-cell table:style-name="Table2.A2" office:value-type="string">
            <text:p text:style-name="P9"><text:span text:style-name="T7">Realizar pruebas finales de validación. Corregir bugs. Generar análisis comparativo. Completar sección de Resultados.</text:span></text:p>
          </table:table-cell>
        </table:table-row>
        <table:table-row table:style-name="Table2.1">
          <table:table-cell table:style-name="Table2.A2" office:value-type="string">
            <text:p text:style-name="P9"><text:span text:style-name="T7">13</text:span></text:p>
          </table:table-cell>
          <table:table-cell table:style-name="Table2.A2" office:value-type="string">
            <text:p text:style-name="P12"/>
          </table:table-cell>
          <table:table-cell table:style-name="Table2.A2" office:value-type="string">
            <text:p text:style-name="P2"><text:span text:style-name="T7">Finalizar toda la implementación. Redactar conclusiones y recomendaciones.</text:span></text:p>
          </table:table-cell>
        </table:table-row>
        <table:table-row table:style-name="Table2.1">
          <table:table-cell table:style-name="Table2.A2" office:value-type="string">
            <text:p text:style-name="P9"><text:span text:style-name="T7">14</text:span></text:p>
          </table:table-cell>
          <table:table-cell table:style-name="Table2.A2" office:value-type="string">
            <text:p text:style-name="P3"><text:span text:style-name="T7">Final</text:span></text:p>
          </table:table-cell>
          <table:table-cell table:style-name="Table2.A2" office:value-type="string">
            <text:p text:style-name="P9"><text:span text:style-name="T7">Verificar que todos los experimentos sean reproducibles. Preparar anexos técnicos. Consolidar documento completo. Aplicar formato oficial. Verificar todas las referencias IEEE.</text:span></text:p>
          </table:table-cell>
        </table:table-row>
        <table:table-row table:style-name="Table2.1">
          <table:table-cell table:style-name="Table2.A2" office:value-type="string">
            <text:p text:style-name="P9"><text:span text:style-name="T7">15</text:span></text:p>
          </table:table-cell>
          <table:table-cell table:style-name="Table2.A2" office:value-type="string">
            <text:p text:style-name="P12"/>
          </table:table-cell>
          <table:table-cell table:style-name="Table2.A2" office:value-type="string">
            <text:p text:style-name="P2"><text:span text:style-name="T7">Preparar demos en vivo del sistema. Preparar </text:span><text:soft-page-break/><text:span text:style-name="T7">respuestas a preguntas técnicas. Crear presentación. Preparar respaldo por si falla demo en vivo.</text:span></text:p>
          </table:table-cell>
        </table:table-row>
      </table:table>
      <text:p text:style-name="P2"/>
      <text:p text:style-name="P2"/>
      <text:p text:style-name="P3"><text:span text:style-name="T4">IV.CRONOGRAMA DE TRABAJO</text:span></text:p>
      <text:p text:style-name="P2"><text:span text:style-name="T3">A. Fase 1: Configuración y Extracción de Features (Sem. 1–3)</text:span></text:p>
      <text:p text:style-name="P2">Objetivo: Implementar un pipeline para la extracción de características acústicas.</text:p>
      <text:p text:style-name="P2"><text:span text:style-name="T4">Semana 1 — Configuración del entorno técnico:</text:span></text:p>
      <text:list text:style-name="WWNum3">
        <text:list-item>
          <text:p text:style-name="P13">Instalar Python 3.8+, Librosa, OpenSMILE, pyannote.audio.</text:p>
        </text:list-item>
        <text:list-item>
          <text:p text:style-name="P14">Descargar datasets RAVDESS.</text:p>
        </text:list-item>
        <text:list-item>
          <text:p text:style-name="P14">Crear la estructura del proyecto y el repositorio de Git.</text:p>
        </text:list-item>
        <text:list-item>
          <text:p text:style-name="P15">Probar la extracción básica de audio con Librosa.</text:p>
        </text:list-item>
      </text:list>
      <text:p text:style-name="P2"><text:span text:style-name="T4">Semana 2 — Implementación de extracción de features:</text:span></text:p>
      <text:list text:style-name="WWNum4">
        <text:list-item>
          <text:p text:style-name="P16">Desarrollar una función para extraer la F0 con Librosa.</text:p>
        </text:list-item>
        <text:list-item>
          <text:p text:style-name="P17">Implementar cálculo de intensidad.</text:p>
        </text:list-item>
        <text:list-item>
          <text:p text:style-name="P18">Crear módulo de segmentación temporal.</text:p>
        </text:list-item>
      </text:list>
      <text:p text:style-name="P2"><text:span text:style-name="T4">Semana 3 — Features de calidad vocal y espectrales:</text:span></text:p>
      <text:list text:style-name="WWNum5">
        <text:list-item>
          <text:p text:style-name="P19">Implementar el cálculo de Jitter y Shimmer con Parselmouth.</text:p>
        </text:list-item>
        <text:list-item>
          <text:p text:style-name="P20">Extraer 13 MFCC por segmento.</text:p>
        </text:list-item>
        <text:list-item>
          <text:p text:style-name="P20">Calcular la tasa de habla.</text:p>
        </text:list-item>
        <text:list-item>
          <text:p text:style-name="P21">Desarrollar módulo de visualización.</text:p>
        </text:list-item>
      </text:list>
      <text:p text:style-name="P2"/>
      <text:p text:style-name="P2"><text:span text:style-name="T3">B. Fase 2: Baseline Emocional y Preprocesamiento (Sem. 4–5)</text:span></text:p>
      <text:p text:style-name="P2">Objetivo: Evaluar métodos para establecer líneas de base emocionales.</text:p>
      <text:p text:style-name="P2"><text:span text:style-name="T4">Semana 4 — Implementación de métodos de baseline:</text:span></text:p>
      <text:list text:style-name="WWNum6">
        <text:list-item>
          <text:p text:style-name="P22">Método 1: Baseline de inicio (primeros 2-5 minutos).</text:p>
        </text:list-item>
        <text:list-item>
          <text:p text:style-name="P23">Método 2: Baseline por mediana global.</text:p>
        </text:list-item>
        <text:list-item>
          <text:p text:style-name="P23">Método 3: Baseline adaptativo con ventana deslizante.</text:p>
        </text:list-item>
        <text:list-item>
          <text:p text:style-name="P24">Implementar la normalización de las features con respecto a la baseline<text:span text:style-name="T8">d</text:span>.</text:p>
        </text:list-item>
      </text:list>
      <text:p text:style-name="P2"><text:soft-page-break/><text:span text:style-name="T4">Semana 5 — Preprocesamiento avanzado de audio:</text:span></text:p>
      <text:list text:style-name="WWNum7">
        <text:list-item>
          <text:p text:style-name="P25">Implementar diarización con pyannote.audio (separar asesor y cliente).</text:p>
        </text:list-item>
        <text:list-item>
          <text:p text:style-name="P26">Desarrollar filtros de ruido y de normalización de volumen.</text:p>
        </text:list-item>
        <text:list-item>
          <text:p text:style-name="P26">Crear un detector de silencios.</text:p>
        </text:list-item>
        <text:list-item>
          <text:p text:style-name="P27">Aplicar el preprocesamiento a un subconjunto del conjunto de datos y validar su calidad.</text:p>
        </text:list-item>
      </text:list>
      <text:p text:style-name="P2"/>
      <text:p text:style-name="P2"><text:span text:style-name="T3">C. Fase 3: Detección de Picos Emocionales (Sem. 6–8)</text:span></text:p>
      <text:p text:style-name="P2">Objetivo: Desarrollar algoritmos de detección de anomalías.</text:p>
      <text:p text:style-name="P2"><text:span text:style-name="T4">Semana 6 — Implementación de detector estadístico:</text:span></text:p>
      <text:list text:style-name="WWNum8">
        <text:list-item>
          <text:p text:style-name="P28">Calcular z-scores de features respecto a baseline.</text:p>
        </text:list-item>
        <text:list-item>
          <text:p text:style-name="P29">Implementar detección por umbral.</text:p>
        </text:list-item>
        <text:list-item>
          <text:p text:style-name="P30">Desarrollar un algoritmo de ventanas deslizantes para la detección temporal.</text:p>
        </text:list-item>
      </text:list>
      <text:p text:style-name="P2"><text:span text:style-name="T4">Semana 7 — Implementación de detectores de ML:</text:span></text:p>
      <text:list text:style-name="WWNum9">
        <text:list-item>
          <text:p text:style-name="P31">Entrenar Isolation Forest para la detección de anomalías multivariadas.</text:p>
        </text:list-item>
        <text:list-item>
          <text:p text:style-name="P32">Implementar One-Class SVM como método alternativo.</text:p>
        </text:list-item>
        <text:list-item>
          <text:p text:style-name="P32">Realizar un grid search para optimizar los hiperparámetros.</text:p>
        </text:list-item>
        <text:list-item>
          <text:p text:style-name="P33">Comparar el rendimiento del método estadístico vs. ML.</text:p>
        </text:list-item>
      </text:list>
      <text:p text:style-name="P2"><text:span text:style-name="T4">Semana 8 — Integración y caracterización de picos:</text:span></text:p>
      <text:list text:style-name="WWNum10">
        <text:list-item>
          <text:p text:style-name="P34">Crear un pipeline integrado que combine el baseline y la detección.</text:p>
        </text:list-item>
        <text:list-item>
          <text:p text:style-name="P35">Implementar sistema de etiquetado temporal.</text:p>
        </text:list-item>
      </text:list>
      <text:p text:style-name="P2"/>
      <text:p text:style-name="P2"><text:span text:style-name="T3">D. Fase 4: Clasificación de Valencia Emocional (Sem. 9–10)</text:span></text:p>
      <text:p text:style-name="P2">Objetivo: clasificar los picos según su valencia emocional.</text:p>
      <text:p text:style-name="P2"><text:span text:style-name="T4">Semana 9 — Desarrollo de clasificador de valencia:</text:span></text:p>
      <text:list text:style-name="WWNum11">
        <text:list-item>
          <text:p text:style-name="P36">Preparar datos etiquetados de RAVDESS/IEMOCAP (positivos/negativos).</text:p>
        </text:list-item>
        <text:list-item>
          <text:p text:style-name="P37">Entrenar un clasificador binario SVM con características de picos detectadas.</text:p>
        </text:list-item>
        <text:list-item>
          <text:p text:style-name="P38">Implementar Random Forest como método alternativo.</text:p>
        </text:list-item>
      </text:list>
      <text:p text:style-name="P2"><text:span text:style-name="T4">Semana 10 — Optimización:</text:span></text:p>
      <text:list text:style-name="WWNum12">
        <text:list-item>
          <text:p text:style-name="P39">Optimizar hiperparámetros mediante grid search.</text:p>
        </text:list-item>
        <text:list-item>
          <text:p text:style-name="P40"><text:soft-page-break/>Analizar la importancia de las features en la clasificación de la valencia.</text:p>
        </text:list-item>
        <text:list-item>
          <text:p text:style-name="P41">Probar el clasificador en llamadas reales de un call center.</text:p>
        </text:list-item>
      </text:list>
      <text:p text:style-name="P2"/>
      <text:p text:style-name="P2"><text:span text:style-name="T3">E. Fase 5: Validación y Experimentación (Sem. 11–13)</text:span></text:p>
      <text:p text:style-name="P2">Objetivo: Validar el sistema mediante llamadas reales y anotaciones de expertos.</text:p>
      <text:p text:style-name="P2"><text:span text:style-name="T4">Semana 11 — Validación:</text:span></text:p>
      <text:list text:style-name="WWNum13">
        <text:list-item>
          <text:p text:style-name="P42">Ejecutar el sistema completo sobre las llamadas anotadas.</text:p>
        </text:list-item>
        <text:list-item>
          <text:p text:style-name="P43">Calcular métricas: Precision, Recall, F1-score, Accuracy.</text:p>
        </text:list-item>
        <text:list-item>
          <text:p text:style-name="P43">Crear la matriz de confusión y analizar las curvas ROC.</text:p>
        </text:list-item>
        <text:list-item>
          <text:p text:style-name="P44">Documentar las discrepancias entre las anotaciones y las detecciones automáticas.</text:p>
        </text:list-item>
      </text:list>
      <text:p text:style-name="P2"><text:span text:style-name="T4">Semana 12 — Experimentación comparativa:</text:span></text:p>
      <text:list text:style-name="WWNum14">
        <text:list-item>
          <text:p text:style-name="P45">Comparar el rendimiento de 3 métodos de baseline.</text:p>
        </text:list-item>
        <text:list-item>
          <text:p text:style-name="P46">Comparar detectores y clasificadores de valencia.</text:p>
        </text:list-item>
        <text:list-item>
          <text:p text:style-name="P47">Generar tablas y gráficos comparativos de los resultados.</text:p>
        </text:list-item>
      </text:list>
      <text:p text:style-name="P2"><text:span text:style-name="T4">Semana 13 — Análisis de resultados:</text:span></text:p>
      <text:list text:style-name="WWNum15">
        <text:list-item>
          <text:p text:style-name="P48">Analizar casos de éxito, falsos positivos y falsos negativos.</text:p>
        </text:list-item>
        <text:list-item>
          <text:p text:style-name="P49">Ajustar umbrales y parámetros con base en el análisis.</text:p>
        </text:list-item>
      </text:list>
      <text:p text:style-name="P2"/>
      <text:p text:style-name="P2"><text:span text:style-name="T3">F. Fase 6: Interfaz y Documentación Final (Sem. 14–15)</text:span></text:p>
      <text:p text:style-name="P2">Objetivo: Integrar todos los objetivos en el producto final.</text:p>
      <text:p text:style-name="P2"><text:span text:style-name="T4">Semana 14 — Finalización y documentación:</text:span></text:p>
      <text:list text:style-name="WWNum16">
        <text:list-item>
          <text:p text:style-name="P50">Optimizar y limpiar el código final.</text:p>
        </text:list-item>
        <text:list-item>
          <text:p text:style-name="P51">Documentar el código con docstrings y comentarios.</text:p>
        </text:list-item>
        <text:list-item>
          <text:p text:style-name="P51">Consolidar el documento final en el formato institucional.</text:p>
        </text:list-item>
        <text:list-item>
          <text:p text:style-name="P51">Verificar referencias IEEE.</text:p>
        </text:list-item>
        <text:list-item>
          <text:p text:style-name="P52">Preparar la presentación y la demo en vivo.</text:p>
        </text:list-item>
      </text:list>
      <text:p text:style-name="P2"/>
      <text:p text:style-name="P3"><text:span text:style-name="T4">V.RESULTADOS ESPERADOS</text:span></text:p>
      <text:p text:style-name="P2"><text:span text:style-name="T3">A. Entregables Técnicos</text:span></text:p>
      <text:list text:style-name="WWNum17">
        <text:list-item>
          <text:p text:style-name="P53"><text:soft-page-break/>Sistema funcional de detección: software completo capaz de procesar llamadas de call center y detectar automáticamente picos emocionales, con código documentado y versionado en el repositorio Git.</text:p>
        </text:list-item>
        <text:list-item>
          <text:p text:style-name="P54">Flujo de trabajo reproducible: código y cuadernos interactivos de Python que permitan replicar todos los experimentos, desde el preprocesamiento de audio hasta la detección final de picos.</text:p>
        </text:list-item>
        <text:list-item>
          <text:p text:style-name="P55">Módulos independientes: extracción de características acústicas, cálculo de la baseline emocional, detector de anomalías, clasificador de valencia y sistema de visualización.</text:p>
        </text:list-item>
      </text:list>
      <text:p text:style-name="P2"/>
      <text:p text:style-name="P2"><text:span text:style-name="T3">B. Métricas de Desempeño Esperadas</text:span></text:p>
      <text:p text:style-name="P2">Precisión en la detección ≥75%: este valor es alcanzable porque se centra en picos emocionales extremos, con señales acústicas muy marcadas. Proyectos similares en detección de estrés y escalamiento emocional reportan precisiones del 70–80% cuando se limitan a eventos intensos [5][6].</text:p>
      <text:p text:style-name="P2">Recall en detección ≥70%: el uso de múltiples características acústicas permite detectar picos incluso cuando una característica individual no es pronunciada. El baseline personalizado por hablante mejora la sensibilidad en comparación con umbrales fijos [3][7].</text:p>
      <text:p text:style-name="P2">F1-Score ≥72%: como promedio armónico entre precisión y recall, representa un equilibrio adecuado entre evitar falsos positivos (que desperdiciarían el tiempo de los supervisores) y capturar la mayoría de los momentos críticos.</text:p>
      <text:p text:style-name="P2">Clasificación de valencia ≥65%: la clasificación binaria positivo/negativo resulta más desafiante que la detección de picos, ya que las emociones de alta activación comparten muchas características acústicas.</text:p>
      <text:p text:style-name="P2"/>
      <text:p text:style-name="P3"><text:span text:style-name="T4">VI.ÁREA PROBLEMÁTICA</text:span></text:p>
      <text:p text:style-name="P2"><text:span text:style-name="T3">A. Definición del Problema Central</text:span></text:p>
      <text:p text:style-name="P2">El problema central investigado es la incapacidad de los sistemas actuales de gestión de la calidad para detectar automáticamente, en tiempo real, picos emocionales en las llamadas de un call center. El proceso estándar exige que un supervisor escuche grabaciones completas: una llamada de 90 minutos requiere 90 minutos de análisis, lo que limita la cobertura real al 1–5% del total de interacciones [15].</text:p>
      <text:p text:style-name="P2"/>
      <text:p text:style-name="P2"><text:span text:style-name="T3">B. Contexto e Impacto del Problema</text:span></text:p>
      <text:p text:style-name="P2">El sector de call centers está valuado en más de 400 mil millones de dólares, con una proyección de 496 mil millones para 2027 [15]. En Colombia y en América Latina, los call centers constituyen uno de los sectores de mayor empleo del sector de servicios. El uso de speech analytics creció del 28% al 37,5% entre 2022 y 2023 [15], lo que evidencia una demanda creciente de automatización que los sistemas actuales no logran satisfacer por completo.</text:p>
      <text:p text:style-name="P2"><text:soft-page-break/>El impacto se manifiesta en tres dimensiones: (a) Operacional: solo el 31% de los contact centers mide activamente las emociones del cliente [15]. (b) Humana: el 88% de los profesionales del sector reconoce el burnout de los agentes como uno de los mayores desafíos de la industria, con una tasa promedio de rotación anual entre el 38% y el 52% [16][17]. (c) Calidad de servicio: el número de consumidores que abandonan una marca tras una sola interacción negativa aumentó en 10 puntos porcentuales entre 2022 y 2024 [15]. La Tabla III resume los indicadores clave.</text:p>
      <text:p text:style-name="P2"/>
      <text:p text:style-name="P2"/>
      <text:p text:style-name="P3"><text:span text:style-name="T4">TABLA III.INDICADORES DE IMPACTO DEL PROBLEMA</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5">Dimensión</text:span></text:p>
          </table:table-cell>
          <table:table-cell table:style-name="Table3.A1" office:value-type="string">
            <text:p text:style-name="P3"><text:span text:style-name="T5">Indicador</text:span></text:p>
          </table:table-cell>
          <table:table-cell table:style-name="Table3.A1" office:value-type="string">
            <text:p text:style-name="P3"><text:span text:style-name="T5">Dato</text:span></text:p>
          </table:table-cell>
        </table:table-row>
        <table:table-row table:style-name="Table3.1">
          <table:table-cell table:style-name="Table3.A2" office:value-type="string">
            <text:p text:style-name="P2"><text:span text:style-name="T7">Operacional</text:span></text:p>
          </table:table-cell>
          <table:table-cell table:style-name="Table3.A2" office:value-type="string">
            <text:p text:style-name="P2"><text:span text:style-name="T7">Centros que miden emociones activamente</text:span></text:p>
          </table:table-cell>
          <table:table-cell table:style-name="Table3.A2" office:value-type="string">
            <text:p text:style-name="P2"><text:span text:style-name="T7">Solo el 31% [15]</text:span></text:p>
          </table:table-cell>
        </table:table-row>
        <table:table-row table:style-name="Table3.1">
          <table:table-cell table:style-name="Table3.A2" office:value-type="string">
            <text:p text:style-name="P9"><text:span text:style-name="T7">Operacional</text:span></text:p>
          </table:table-cell>
          <table:table-cell table:style-name="Table3.A2" office:value-type="string">
            <text:p text:style-name="P9"><text:span text:style-name="T7">Crecimiento uso de speech analytics 2022-2023</text:span></text:p>
          </table:table-cell>
          <table:table-cell table:style-name="Table3.A2" office:value-type="string">
            <text:p text:style-name="P9"><text:span text:style-name="T7">28% → 37.5% [15]</text:span></text:p>
          </table:table-cell>
        </table:table-row>
        <table:table-row table:style-name="Table3.1">
          <table:table-cell table:style-name="Table3.A2" office:value-type="string">
            <text:p text:style-name="P2"><text:span text:style-name="T7">Humana</text:span></text:p>
          </table:table-cell>
          <table:table-cell table:style-name="Table3.A2" office:value-type="string">
            <text:p text:style-name="P2"><text:span text:style-name="T7">Agentes con alto nivel de burnout (SQM, 2022)</text:span></text:p>
          </table:table-cell>
          <table:table-cell table:style-name="Table3.A2" office:value-type="string">
            <text:p text:style-name="P2"><text:span text:style-name="T7">63% [16]</text:span></text:p>
          </table:table-cell>
        </table:table-row>
        <table:table-row table:style-name="Table3.1">
          <table:table-cell table:style-name="Table3.A2" office:value-type="string">
            <text:p text:style-name="P9"><text:span text:style-name="T7">Humana</text:span></text:p>
          </table:table-cell>
          <table:table-cell table:style-name="Table3.A2" office:value-type="string">
            <text:p text:style-name="P9"><text:span text:style-name="T7">Tasa de rotación anual promedio (Deloitte, 2023)</text:span></text:p>
          </table:table-cell>
          <table:table-cell table:style-name="Table3.A2" office:value-type="string">
            <text:p text:style-name="P9"><text:span text:style-name="T7">38–52% [17]</text:span></text:p>
          </table:table-cell>
        </table:table-row>
        <table:table-row table:style-name="Table3.1">
          <table:table-cell table:style-name="Table3.A2" office:value-type="string">
            <text:p text:style-name="P2"><text:span text:style-name="T7">Humana</text:span></text:p>
          </table:table-cell>
          <table:table-cell table:style-name="Table3.A2" office:value-type="string">
            <text:p text:style-name="P2"><text:span text:style-name="T7">Agentes que reportan tensión laboral alta (Cornell)</text:span></text:p>
          </table:table-cell>
          <table:table-cell table:style-name="Table3.A2" office:value-type="string">
            <text:p text:style-name="P2"><text:span text:style-name="T7">87% [17]</text:span></text:p>
          </table:table-cell>
        </table:table-row>
        <table:table-row table:style-name="Table3.1">
          <table:table-cell table:style-name="Table3.A2" office:value-type="string">
            <text:p text:style-name="P9"><text:span text:style-name="T7">Calidad</text:span></text:p>
          </table:table-cell>
          <table:table-cell table:style-name="Table3.A2" office:value-type="string">
            <text:p text:style-name="P9"><text:span text:style-name="T7">Clientes que abandonan la marca tras 1 interacción negativa</text:span></text:p>
          </table:table-cell>
          <table:table-cell table:style-name="Table3.A2" office:value-type="string">
            <text:p text:style-name="P9"><text:span text:style-name="T7">+10 pp entre 2022 y 2024 [15]</text:span></text:p>
          </table:table-cell>
        </table:table-row>
      </table:table>
      <text:p text:style-name="P2"/>
      <text:p text:style-name="P2"/>
      <text:p text:style-name="P2"><text:span text:style-name="T3">C. Preguntas Clave de Investigación</text:span></text:p>
      <text:p text:style-name="P2"><text:span text:style-name="T4">¿Cuál es el problema que se investigará? </text:span>Se investigará cómo detectar automáticamente picos emocionales en llamadas de call center mediante el análisis de características paralingüísticas de la voz —pitch, intensidad, jitter, shimmer y MFCCs— y algoritmos de machine learning, sin depender del contenido textual de la conversación.</text:p>
      <text:p text:style-name="P2"><text:span text:style-name="T4">¿A quiénes afecta y en qué medida? </text:span>El problema afecta a tres grupos. Los agentes de call center son el grupo más directamente perjudicado: el 76% de los practicantes del sector reconoce altos niveles de burnout [16] y el 87% de los agentes reporta una alta o muy alta tensión laboral [17]. Los supervisores de calidad están limitados a revisar entre el 1% y el 5 % de las llamadas. Las organizaciones asumen costos de rotación del 30% al 50% del salario anual de un agente por cada reemplazo [16].</text:p>
      <text:p text:style-name="P2"><text:span text:style-name="T4">¿Cuáles son las causas que contribuyen al problema? </text:span>Las causas se agrupan en tres niveles. (a) Tecnológico: los sistemas de análisis de sentimiento basados en texto pierden información prosódica y paralingüística esencial [1][3]. (b) Metodológico: la ausencia de baselines <text:soft-page-break/>emocionales individualizadas hace que los sistemas con umbrales fijos produzcan tasas elevadas de falsos positivos y falsos negativos [7]. (c) Organizacional: la cobertura de monitoreo manual es estructuralmente insuficiente, pues el tiempo disponible para la revisión es igual al de cada llamada.</text:p>
      <text:p text:style-name="P2"><text:span text:style-name="T4">¿Qué consecuencias tiene no intervenir? </text:span>La no intervención perpetúa un ciclo de degradación simultáneo: para los agentes, la exposición crónica sin apoyo oportuno acelera el burnout y la rotación —en 2023 alcanzó el 52% según Deloitte [17]—. Para las organizaciones, cada punto porcentual de rotación no mitigado implica costos directos de contratación y pérdida de conocimiento institucional. Para los clientes, la falta de detección impide una intervención supervisora oportuna, lo que deteriora la experiencia del usuario [15].</text:p>
      <text:p text:style-name="P2"/>
      <text:p text:style-name="P3"><text:span text:style-name="T4">VII.JUSTIFICACIÓN</text:span></text:p>
      <text:p text:style-name="P2"><text:span text:style-name="T3">A. Importancia y Necesidad del Estudio</text:span></text:p>
      <text:p text:style-name="P2">La justificación se basa en tres factores que constituyen un solo factor. Primero, la brecha en la cobertura de monitoreo emocional en la industria es crítica y cuantificable: solo el 31% de los contact centers monitorea activamente las emociones del cliente, lo que evidencia una necesidad concreta de herramientas automáticas que amplíen sin incrementar los costos operativos. Segundo, la tecnología SER ha alcanzado suficiente madurez en condiciones reales: sistemarecisiones madurez del 75–85% en habla espontánea [5][6], superando la línea de viabilidad para aplicaciones industriales. Tercero, el costo humano del problema, con tasas de burnout superiores al 63% [16] y rotaciones anuales entre el 38% y el 52% [17], justifica la inversión en soluciones preventivas desde una perspectiva ética y económica.</text:p>
      <text:p text:style-name="P2">El estudio es, además, necesario porque aborda una limitación de los enfoques existentes: la dependencia del análisis de texto. Los sistemas de análisis de sentimiento textual, ampliamente desplegados en la industria, son insensibles a las señales paralingüísticas que revelan estados emocionales encubiertos. Jha et al. (2022) demuestran que la combinación de características prosódicas y espectrales supera consistentemente a los enfoques puramente léxicos en escenarios de habla natural [3].</text:p>
      <text:p text:style-name="P2"/>
      <text:p text:style-name="P2"><text:span text:style-name="T3">B. Beneficios Esperados e Impacto</text:span></text:p>
      <text:p text:style-name="P2">En el ámbito operacional y económico, la automatización de la detección de picos emocionales permitirá a los supervisores focalizar su atención en el subconjunto de llamadas con escalamiento real, lo que multiplicará la cobertura efectiva de monitoreo sin aumentar el personal. Si el sistema alcanza las métricas propuestas —precisión ≥75%, recall ≥70%— podrá identificar automáticamente los momentos críticos en el 100% de las llamadas procesadas, en contraste con el 1–5% que hoy es posible revisar manualmente. Esto representa una mejora de al menos ×20 en la cobertura de la evaluación de la calidad.</text:p>
      <text:p text:style-name="P2">En el ámbito del bienestar laboral, la detección temprana de picos emocionales habilitará intervenciones supervisoras oportunas que pueden interrumpir la escalada antes de que el agente alcance el umbral de agotamiento emocional. La literatura señala que el acceso a la retroalimentación inmediata y al apoyo del supervisor durante interacciones difíciles es uno de los factores protectores más eficaces contra el burnout [16].</text:p>
      <text:p text:style-name="P2"><text:soft-page-break/>En el ámbito académico y tecnológico, el proyecto genera contribuciones en tres frentes: (a) comparación empírica de tres métodos de cálculo de línea base emocional individual sobre llamadas reales en español, dominio subrepresentado en la literatura [3][10]; (b) evaluación comparativa de algoritmos de detección de anomalías (Z-scores, Isolation Forest, One-Class SVM) aplicados a features paralingüísticas en conversaciones espontáneas de call center; y (c) un pipeline reproducible y documentado que puede ser adoptado y extendido por otros investigadores o desplegado directamente en entornos industriales.</text:p>
      <text:p text:style-name="P2"/>
      <text:p text:style-name="P2"><text:span text:style-name="T3">C. Pertinencia con el Conocimiento Actual y los Objetivos</text:span></text:p>
      <text:p text:style-name="P2">Esta investigación se inserta en una tendencia clara en el campo del procesamiento de habla: el desplazamiento desde modelos entrenados en datos actuados hacia sistemas capaces de operar sobre habla espontánea en dominios reales. Feng y Devillers (2023) identifican precisamente los call centers de atención al cliente como uno de los entornos más demandantes y menos atendidos por la literatura de SER en condiciones reales [1]. Wagner et al. (2023) señalan el cierre de la brecha de valencia como el desafío central del campo [6] y De Lope y Graña (2023) confirman que la generalización a dominios espontáneos sigue siendo el reto abierto más relevante [10].</text:p>
      <text:p text:style-name="P2">La justificación se articula directamente con los cinco objetivos específicos. El Objetivo 1 (extracción de características acústicas) responde a la necesidad de capturar las señales que el análisis de texto omite. El Objetivo 2 (evaluación de métodos de línea base) aborda la causa metodológica del problema. El Objetivo 3 (detección de anomalías) provee el mecanismo central de identificación de picos. El Objetivo 4 (clasificación de valencia) añade información sobre la naturaleza del pico, habilitando intervenciones diferenciadas. El Objetivo 5 (validación con llamadas reales) asegura que los resultados sean relevantes en el dominio específico de interés, no solo en benchmarks de laboratorio.</text:p>
      <text:p text:style-name="P2"/>
      <text:p text:style-name="P2"/>
      <text:p text:style-name="P2"/>
      <text:p text:style-name="P2"/>
      <text:p text:style-name="P3"><text:span text:style-name="T4">REFERENCIAS</text:span></text:p>
      <text:p text:style-name="P2"><text:span text:style-name="T4">[1]</text:span>Y. Feng and L. Devillers, "End-to-end continuous speech emotion recognition in real-life customer service call center conversations," in Proc. IEEE Int. Conf. Affect. Comput. Intell. Interact. Workshops (ACII), 2023, pp. 1–8.</text:p>
      <text:p text:style-name="P2"><text:span text:style-name="T4">[2]</text:span>Y. Gao, H. Shi, C. Chu, and T. Kawahara, "Enhancing two-stage finetuning for speech emotion recognition using adapters," in Proc. IEEE ICASSP, 2024, pp. 11316–11320.</text:p>
      <text:p text:style-name="P2"><text:span text:style-name="T4">[3]</text:span>T. Jha, R. Kavya, J. Christopher, and A. Arunarani, "Machine learning techniques for speech emotion recognition using paralinguistic acoustic features," Int. J. Speech Technol., vol. 25, pp. 707–725, 2022.</text:p>
      <text:p text:style-name="P2"><text:span text:style-name="T4">[4]</text:span>S. Mishra, N. Bhatnagar, P. Prakasam, and T. R. Sureshkumar, "Speech emotion recognition and classification using hybrid deep CNN and BiLSTM model," Multimed. Tools Appl., vol. 83, pp. 37603–37620, 2024.</text:p>
      <text:p text:style-name="P2"><text:soft-page-break/><text:span text:style-name="T4">[5]</text:span>A. A. Abdelhamid et al., "Robust speech emotion recognition using CNN+LSTM based on stochastic fractal search optimization algorithm," IEEE Access, vol. 10, pp. 49265–49284, 2022.</text:p>
      <text:p text:style-name="P2"><text:span text:style-name="T4">[6]</text:span>J. Wagner et al., "Dawn of the transformer era in speech emotion recognition: Closing the valence gap," IEEE Trans. Pattern Anal. Mach. Intell., 2023.</text:p>
      <text:p text:style-name="P2"><text:span text:style-name="T4">[7]</text:span>I. Gat, H. Aronowitz, W. Zhu, E. Morais, and R. Hoory, "Speaker normalization for self-supervised speech emotion recognition," in Proc. IEEE ICASSP, 2022, pp. 7342–7346.</text:p>
      <text:p text:style-name="P2"><text:span text:style-name="T4">[8]</text:span>H. Xu, G. Pang, Y. Wang, and Y. Wang, "Deep isolation forest for anomaly detection," IEEE Trans. Knowl. Data Eng., vol. 35, no. 12, pp. 12591–12604, 2023.</text:p>
      <text:p text:style-name="P2"><text:span text:style-name="T4">[9]</text:span>S. K. Nath, A. K. Shahi, T. Martin, N. Choudhury, and R. Mandal, "Speech emotion recognition using machine learning: a comparative analysis," SN Comput. Sci., vol. 5, p. 390, 2024.</text:p>
      <text:p text:style-name="P2"><text:span text:style-name="T4">[10]</text:span>J. de Lope and M. Graña, "An ongoing review of speech emotion recognition," Neurocomputing, vol. 528, pp. 1–11, Apr. 2023.</text:p>
      <text:p text:style-name="P2"><text:span text:style-name="T4">[11]</text:span>S. K. Khare, V. Blanes-Vidal, E. S. Nadimi, and U. R. Acharya, "Emotion recognition and artificial intelligence: a systematic review (2014–2023) and research recommendations," Inf. Fusion, vol. 102, p. 102019, Feb. 2024.</text:p>
      <text:p text:style-name="P2"><text:span text:style-name="T4">[12]</text:span>H. Lian et al., "A survey of deep learning-based multimodal emotion recognition: Speech, text, and face," Entropy, vol. 25, no. 10, p. 1440, oct. 2023.</text:p>
      <text:p text:style-name="P2"><text:span text:style-name="T4">[13]</text:span>T. Grósz et al., "Wav2vec2-based paralinguistic systems to recognise vocalised emotions and stuttering," in Proc. ACM Int. Conf. Multimedia, 2022, pp. 7125–7129.</text:p>
      <text:p text:style-name="P2"><text:span text:style-name="T4">[14]</text:span>X. Zhang et al., "Contributions of jitter and shimmer in the voice for fake audio detection," in Proc. IEEE IJCB, 2023.</text:p>
      <text:p text:style-name="P2"><text:span text:style-name="T4">[15]</text:span>Zoom Communications, "36 call center statistics to bookmark in 2025," Zoom Blog, 2025. [Online]. Available: https://www.zoom.com/en/blog/call-center-statistics/</text:p>
      <text:p text:style-name="P2"><text:span text:style-name="T4">[16]</text:span>SQM Group, "Call center burnout rate problem," SQM Group Research Blog, 2023. [Online]. Available: https://www.sqmgroup.com/resources/library/blog/call-center-burnout-rate-problem</text:p>
      <text:p text:style-name="P56"><text:span text:style-name="T9">[17]</text:span><text:span text:style-name="T10">HiringBranch / Deloitte, "58 must-read contact and call center statistics," HiringBranch Research, 2024. [Online]. Available: </text:span><text:a xlink:type="simple" xlink:href="https://www.hiringbranch.com/blog/call-center-statistics" text:style-name="ListLabel_20_154" text:visited-style-name="ListLabel_20_154"><text:span text:style-name="T11">https://www.hiringbranch.com/blog/call-center-statistics</text:span></text:a></text:p>
      <text:p text:style-name="P2"/>
      <text:p text:style-name="P2"/>
      <text:p text:style-name="P2"/>
      <text:p text:style-name="P2">________________________________________</text:p>
      <text:p text:style-name="P2">Firma del Tutor</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Noto Serif CJK SC" style:font-size-asian="10pt" style:language-asian="en" style:country-asian="US" style:font-name-complex="Liberation Sans2"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Noto Serif CJK SC" style:font-size-asian="10pt" style:language-asian="en" style:country-asian="US" style:font-name-complex="Liberation Sans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665in" fo:margin-bottom="0in" style:contextual-spacing="false" fo:keep-together="always" fo:keep-with-next="always"/>
      <style:text-properties fo:color="#2f5496" loext:opacity="100%" style:font-name="Times New Roman" fo:font-family="'Times New Roman'" style:font-family-generic="roman" style:font-pitch="variable" fo:font-size="24pt" fo:font-style="normal" fo:font-weight="bold" style:letter-kerning="true"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28in" fo:margin-bottom="0in" style:contextual-spacing="false" fo:keep-together="always" fo:keep-with-next="always"/>
      <style:text-properties fo:color="#2f5496" loext:opacity="100%" style:font-name="Times New Roman" fo:font-family="'Times New Roman'" style:font-family-generic="roman" style:font-pitch="variable" fo:font-size="18pt" fo:font-style="normal"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3763" loext:opacity="100%" style:font-name="Times New Roman" fo:font-family="'Times New Roman'" style:font-family-generic="roman" style:font-pitch="variable"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28in" fo:margin-bottom="0in" style:contextual-spacing="false" fo:keep-together="always" fo:keep-with-next="always"/>
      <style:text-properties fo:color="#2f5496" loext:opacity="100%" style:font-name="Times New Roman" fo:font-family="'Times New Roman'" style:font-family-generic="roman" style:font-pitch="variable"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1f3763" loext:opacity="100%" style:font-name="Times New Roman" fo:font-family="'Times New Roman'" style:font-family-generic="roman" style:font-pitch="variable" fo:font-size="8pt" fo:font-style="normal" fo:font-weight="bold" style:font-name-asian="Times New Roman1" style:font-family-asian="'Times New Roman'" style:font-family-generic-asian="system" style:font-pitch-asian="variable" style:font-size-asian="8pt" style:font-style-asian="normal" style:font-weight-asian="bold" style:font-name-complex="Times New Roman1" style:font-family-complex="'Times New Roman'" style:font-family-generic-complex="system" style:font-pitch-complex="variable" style:font-size-complex="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color="#0000ee" loext:opacity="100%" style:text-underline-style="solid" style:text-underline-width="auto" style:text-underline-color="#0000e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Entrega3</dc:title>
    <meta:editing-cycles>1</meta:editing-cycles>
    <meta:editing-duration>PT1M16S</meta:editing-duration>
    <meta:generator>LibreOffice/26.2.1.2$Linux_X86_64 LibreOffice_project/620$Build-2</meta:generator>
    <meta:print-date>2026-03-16T10:20:38.309878648</meta:print-date>
    <meta:printed-by>PDF files</meta:printed-by>
    <dc:date>2026-03-16T10:21:54.740449202</dc:date>
    <meta:document-statistic meta:table-count="3" meta:image-count="0" meta:object-count="0" meta:page-count="14" meta:paragraph-count="240" meta:word-count="4423" meta:character-count="30123" meta:non-whitespace-character-count="26011"/>
    <meta:user-defined meta:name="AppVersion">12.0000</meta:user-defined>
  </office:meta>
</office:document-meta>
</file>